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0.0433in" svg:y="4.3083in">
            <draw:object draw:notify-on-update-of-ranges="Sheet1.A2:Sheet1.A2 Sheet1.A3:Sheet1.A17 Sheet1.B2:Sheet1.B2 Sheet1.B3:Sheet1.B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7.4146in" svg:y="1.6417in">
            <draw:object draw:notify-on-update-of-ranges="Sheet1.A3:Sheet1.A17 Sheet1.B2:Sheet1.B2 Sheet1.B3:Sheet1.B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09:16:17.178081194</meta:creation-date>
    <dc:date>2025-01-13T10:09:07.528186669</dc:date>
    <meta:editing-duration>PT10M26S</meta:editing-duration>
    <meta:editing-cycles>2</meta:editing-cycles>
    <meta:generator>LibreOffice/24.2.5.2$Linux_X86_64 LibreOffice_project/420$Build-2</meta:generator>
    <meta:document-statistic meta:table-count="1" meta:cell-count="3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3cm" svg:y="0.529cm" chart:style-name="ch2">
          <text:p>m+n vs opcount</text:p>
        </chart:title>
        <chart:legend chart:legend-position="end" svg:x="13.437cm" svg:y="4.204cm" style:legend-expansion="high" chart:style-name="ch3"/>
        <chart:plot-area chart:style-name="ch4" table:cell-range-address="Sheet1.A2:Sheet1.B17" chart:data-source-has-labels="both" svg:x="1.33cm" svg:y="1.275cm" svg:width="11.788cm" svg:height="6.57cm">
          <chart:coordinate-region svg:x="1.951cm" svg:y="1.474cm" svg:width="10.796cm" svg:height="5.724cm"/>
          <chart:axis chart:dimension="x" chart:name="primary-x" chart:style-name="ch5" chartooo:axis-type="auto">
            <chartooo:date-scale/>
            <chart:title svg:x="6.862cm" svg:y="8.025cm" chart:style-name="ch6">
              <text:p>m+n</text:p>
            </chart:title>
            <chart:categories table:cell-range-address="Sheet1.A3:Sheet1.A17"/>
            <chart:grid chart:style-name="ch7" chart:class="major"/>
          </chart:axis>
          <chart:axis chart:dimension="y" chart:name="primary-y" chart:style-name="ch5">
            <chart:title svg:x="0.451cm" svg:y="5.173cm" chart:style-name="ch8">
              <text:p>opcount</text:p>
            </chart:title>
            <chart:grid chart:style-name="ch7" chart:class="major"/>
          </chart:axis>
          <chart:series chart:style-name="ch9" chart:values-cell-range-address="Sheet1.B3:Sheet1.B17" chart:label-cell-address="Sheet1.B2:Sheet1.B2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count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eet1.A3:Sheet1.A17</svg:desc>
                </draw:g>
              </table:table-cell>
              <table:table-cell office:value-type="float" office:value="1">
                <text:p>1</text:p>
                <draw:g>
                  <svg:desc>Sheet1.B3:Sheet1.B17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64">
                <text:p>10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13">
                <text:p>151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328cm" svg:y="0.316cm" chart:style-name="ch2">
          <text:p>m+n vs opcount</text:p>
        </chart:title>
        <chart:legend chart:legend-position="end" svg:x="13.437cm" svg:y="4.204cm" style:legend-expansion="high" chart:style-name="ch3"/>
        <chart:plot-area chart:style-name="ch4" table:cell-range-address="Sheet1.A3:Sheet1.B17 Sheet1.B2:Sheet1.B2" chart:data-source-has-labels="both" svg:x="0.319cm" svg:y="1.275cm" svg:width="12.799cm" svg:height="7.551cm">
          <chart:coordinate-region svg:x="0.939cm" svg:y="1.474cm" svg:width="11.806cm" svg:height="6.705cm"/>
          <chart:axis chart:dimension="x" chart:name="primary-x" chart:style-name="ch5" chartooo:axis-type="auto">
            <chartooo:date-scale/>
            <chart:categories table:cell-range-address="Sheet1.A3:Sheet1.A17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7" chart:label-cell-address="Sheet1.B2:Sheet1.B2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count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eet1.A3:Sheet1.A17</svg:desc>
                </draw:g>
              </table:table-cell>
              <table:table-cell office:value-type="float" office:value="1">
                <text:p>1</text:p>
                <draw:g>
                  <svg:desc>Sheet1.B3:Sheet1.B17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64">
                <text:p>10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13">
                <text:p>151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